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ei" svg:font-family="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ize="26pt" fo:font-weight="bold" style:font-size-asian="26pt" style:font-weight-asian="bold" style:font-size-complex="26pt" style:font-weight-complex="bold"/>
    </style:style>
    <style:style style:name="T5" style:family="text">
      <style:text-properties style:font-name="Arial"/>
    </style:style>
    <style:style style:name="T6" style:family="text">
      <style:text-properties style:font-name="Arial" fo:font-size="26pt" fo:font-weight="bold" style:font-size-asian="26pt" style:font-weight-asian="bold" style:font-size-complex="26pt" style:font-weight-complex="bold"/>
    </style:style>
    <style:style style:name="T7" style:family="text">
      <style:text-properties style:font-name="Arial" style:font-size-complex="14pt"/>
    </style:style>
    <style:style style:name="T8" style:family="text">
      <style:text-properties style:font-name="Arial" fo:font-size="14pt" style:font-size-asian="14pt" style:font-size-complex="14pt"/>
    </style:style>
    <style:style style:name="T9" style:family="text">
      <style:text-properties fo:font-size="14pt"/>
    </style:style>
    <style:style style:name="T10" style:family="text">
      <style:text-properties fo:font-size="14pt" style:font-size-asian="14pt" style:font-size-complex="14pt"/>
    </style:style>
    <style:style style:name="T11" style:family="text">
      <style:text-properties style:font-size-asian="14pt"/>
    </style:style>
    <style:style style:name="T12" style:family="text">
      <style:text-properties style:font-size-complex="14pt"/>
    </style:style>
    <style:style style:name="T13"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egory Witt</text:p>
      <text:p text:style-name="Standard">Fr<text:span text:style-name="T13">ed Rogers Center Early Career Fellow</text:span></text:p>
      <text:p text:style-name="P2">gregorywitt@gmail.com</text:p>
      <text:p text:style-name="P2">21 June, 2010</text:p>
      <text:p text:style-name="P1">Color Factory</text:p>
      <text:p text:style-name="P3"><text:span text:style-name="T5">Project Final </text:span><text:span text:style-name="T5">Report</text:span></text:p>
      <text:p text:style-name="Standard"/>
      <text:h text:style-name="Heading_20_2" text:outline-level="2">Project Summary</text:h>
      <text:h text:style-name="Heading_20_3" text:outline-level="3">Description / Design Goals</text:h>
      <text:p text:style-name="Standard"><text:tab/>Through this fellowship, I have developed <text:span text:style-name="T1">Color Factory</text:span><text:span text:style-name="T2">, an</text:span> interactive museum exhibit incorporating robotic technology that is currently on display at the Children's Museum of Pittsburgh. In the exhibit, visitors are encouraged to play with a colored ball sorter. As visitors feed balls into a chute, the machine bounces them towards several targets based on the balls' color. In addition, the visitors can re-program the targets by placing balls directly into them. </text:p>
      <text:p text:style-name="Standard"><text:tab/>This final project was the result of a series of tests and prototypes, and has evolved greatly, both in terms of form and interactive function, throughout the prototype process. This somewhat open-ended process was reflected in the original proposal. Proposed goals included an interaction based on open-ended play, a reliance on gross physical movement by the museum visitor (as opposed to buttons and screen-based feedback), and a final project that would be whimsical, surprising, engaging, and challenging. In its final form, I believe the project accomplishes all of theses stated goals. With multiple interactions appropriate for a wide range of ages, the exhibit allows the viewers to engage in experimental play as they test the system and discover relationships between its various parts, all through the simple picking up and placing of colored balls. The combined technologies of the color sensor and a bounce-based sorting mechanism I developed make for a surprising experience that tends to engage museum visitors and provides an encouragement to exercise basic scientific process skills as <text:s/>the system is played with. In addition to having successfully completed the general goals of the original project proposal, the reactions of museum visitors and staff to the exhibit have shown the project to be a success. In observing interactions on the museum floor, I have consistently noted visitors of a wide range of ages being actively engaged with the machine on various levels, often for unusually prolonged periods of time. </text:p>
      <text:h text:style-name="Heading_20_3" text:outline-level="3">Continuation</text:h>
      <text:p text:style-name="Standard"><text:tab/>Currently on the floor at the Children's Museum, the project is still undergoing gradual incremental changes. While the idea, functional operation, and interaction are all complete and resolved, physical details of the project are necessarily constantly changing as the exhibit gradually becomes more robust. As this work continues, the project is also being considered for possible inclusion in a permanent exhibit as part of a re-design of the museum's <text:span text:style-name="T1">Mr. Rogers' Neighborhood</text:span> area. </text:p>
      <text:h text:style-name="Heading_20_3" text:outline-level="3">Timeline</text:h>
      <text:p text:style-name="Text_20_body">The timeline for the project was largely followed as stated in the proposal, with the exhibit presented in it's final functional form at the <text:span text:style-name="T1">Fred Forward</text:span> conference as planned. Some deviation from the original timeline did result, however, from a lack of a clear distinction between the “prototyping” and “final implementation” phases indicated on the project proposal. Having been involved with the museum more intensively over the last year, the scale of a “finished” interactive museum exhibit has become <text:soft-page-break/>much more clear and has made apparent the somewhat over-ambitiousness of some parts of the original proposal. As the project is still undergoing regular functional modifications to enable it stand up to the rigors of the museum floor, it is still not in a form appropriate for a permanent exhibit. If the project is included in a future permanent exhibit at the museum (something that is not entirely unlikely), it will certainly have to be largely re-fabricated, taking into account everything learned through the current version's time on the floor.</text:p>
      <text:h text:style-name="Heading_20_3" text:outline-level="3">Materials Fund Usage</text:h>
      <text:p text:style-name="Standard">As this project involved the fabrication of physical museum exhibit prototypes, the budget was used almost exclusively for materials actually present in the prototypes. In addition to these materials, some of the budget was used for consumable tooling and chemicals used in the fabrication of the various mechanical and electronic components of the exhibit. </text:p>
      <text:h text:style-name="Heading_20_2" text:outline-level="2">Documentation</text:h>
      <text:p text:style-name="Standard">See included CD for images and video of the various prototypes, both of the museum-floor as well as laboratory/studio type. </text:p>
      <text:h text:style-name="Heading_20_2" text:outline-level="2">Materials Developed</text:h>
      <text:p text:style-name="Standard"><text:tab/>Through this project, several physical prototypes were developed, including a final exhibit. In addition, a general functional design for an interactive exhibit was developed, including a possibly novel apparatus for sorting bouncing balls. In order to save space and materials, all physical prototypes prior to the final exhibit were consumed in the fabrication of succeeding versions. </text:p>
      <text:h text:style-name="Heading_20_2" text:outline-level="2">Equipment purchases</text:h>
      <text:p text:style-name="Text_20_body"><text:tab/>In addition to both materials actually physically present in project prototypes and scrap resulting from their fabrication, I purchased a few items which could be reasonably considered equipment:</text:p>
      <text:list xml:id="list1125731512" text:style-name="L1">
        <text:list-item>
          <text:p text:style-name="P4">A USB-to-serial converter (~$20), used for programming the microcontrollers used in the project.</text:p>
        </text:list-item>
        <text:list-item>
          <text:p text:style-name="P4">Consumable circuit board drills, etching, and routing bits, and plating chemicals (~$125) used for fabricating the circuit boards used in the project. These were necessary as I elected to fabricate the boards in-house, rather than shopping the work out to an outside company, something which would have been both more time-consuming and costl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ei" svg:font-family="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1T20:37:45</meta:creation-date>
    <meta:generator>OpenOffice.org/3.2$Unix OpenOffice.org_project/320m12$Build-9483</meta:generator>
    <dc:date>2010-06-21T22:38:56</dc:date>
    <meta:editing-duration>PT02H01M17S</meta:editing-duration>
    <meta:editing-cycles>10</meta:editing-cycles>
    <meta:document-statistic meta:table-count="0" meta:image-count="0" meta:object-count="0" meta:page-count="2" meta:paragraph-count="24" meta:word-count="817" meta:character-count="5314"/>
  </office:meta>
</office:document-meta>
</file>